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493b9" officeooo:paragraph-rsid="000493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Happy Salesman<text:tab/><text:tab/><text:tab/><text:tab/><text:tab/><text:tab/><text:tab/>Unni Kurumbail </text:p>
      <text:p text:style-name="P1"/>
      <text:p text:style-name="P1">My happy salesman travels the United States as quickly as possible. I implement simulated annealing in my program as a sort of random switching, rather than a random permutation of the space of all paths. So for example if my current path is [1,3,2,0,1] I switch randomly to [1,2,3,0,1] and see whether that path has a lower or higher cost. Then the probability of switching is determined as described in class. </text:p>
      <text:p text:style-name="P1"/>
      <text:p text:style-name="P1">This makes the algorithm function as a sort of Markov process. We could interpret the problem as a large Markov matrix where each permutation of the space of all possible paths is an element of the matrix <text:s/>(i.e. element (0,0) is [0,1,2,3,0]). Then we have some probability of switching from every path to every path. Thus simulated annealing estimates the long-run equilibrium probabilities for any path by randomly switching nodes, exploring better paths local to the current path rather than jumping to a completely random path every time (I think this is called the Metropolis-Hastings algorithm? I forget).</text:p>
      <text:p text:style-name="P1"/>
      <text:p text:style-name="P1">A couple features I added are </text:p>
      <text:p text:style-name="P1"/>
      <text:p text:style-name="P1">1) an ending sequence. This is a greedy algorithm I implement at the end that simply makes the probability of switching go to 0 and runs the program for more iterations. Thus the ending sequence always tries to find the lowest-cost path, so that when we return a final answer it is the lowest-cost path the program found. An alternative would be to just store the lowest-cost path found so far.</text:p>
      <text:p text:style-name="P1"/>
      <text:p text:style-name="P1">2) adaptability of the cities. My program calls out to the Google Distance Matrix API and uses that information to create the distance matrix. So given any set of cities (&lt;= 10 per Google’s restrictions it seems) the program will call out to Google Maps, get a JSON of distance and travel information, and parse that to get the distance matrix. Then I run my program. A lot of the code in the API call and parsing is used verbatim from someone’s code on Github; not trying to take credit for it, it just seems like a useful feature to add to the program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8T08:47:29.185831501</dc:date>
    <meta:editing-duration>PT25S</meta:editing-duration>
    <meta:editing-cycles>1</meta:editing-cycles>
    <meta:document-statistic meta:table-count="0" meta:image-count="0" meta:object-count="0" meta:page-count="1" meta:paragraph-count="6" meta:word-count="355" meta:character-count="2041" meta:non-whitespace-character-count="1681"/>
    <meta:generator>LibreOffice/5.1.6.2$Linux_X86_64 LibreOffice_project/10m0$Build-2</meta:generator>
  </office:meta>
</office:document-meta>
</file>